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Topic 4 - If Only Logical</text:title></text:p>
      <text:p text:style-name="OrgTitle"/>
      <text:p text:style-name="OrgSubtitle"><text:initial-creator>X Ellis</text:initial-creator></text:p>
      <text:p text:style-name="OrgSubtitle"/>
      <text:h text:style-name="Heading_20_1" text:outline-level="1" text:is-list-header="false">
<text:bookmark-start text:name="OrgXref.orga3a19d1"/>
<text:bookmark text:name="orga3a19d1"/>Objectives
<text:bookmark-end text:name="OrgXref.orga3a19d1"/></text:h>
      <text:h text:style-name="Heading_20_2_unnumbered" text:outline-level="2" text:is-list-header="true">
<text:bookmark-start text:name="OrgXref.orgce20e6a"/>
<text:bookmark text:name="orgce20e6a"/>Developing your skills in problem solving using programming language Python, specifically:
<text:bookmark-end text:name="OrgXref.orgce20e6a"/></text:h>
      <text:list text:style-name="OrgBulletedList" text:continue-numbering="false">
        <text:list-item>
          <text:p text:style-name="Text_20_body">Developing skills in logical thinking when solving problems
</text:p>
        </text:list-item>
        <text:list-item>
          <text:p text:style-name="Text_20_body">Further develop skills in using <text:span text:style-name="Bold">for</text:span>,  <text:span text:style-name="Bold">while</text:span> loops and functions
</text:p>
        </text:list-item>
        <text:list-item>
          <text:p text:style-name="Text_20_body">Understand that conditionals are key part of problem solving
</text:p>
        </text:list-item>
        <text:list-item>
          <text:p text:style-name="Text_20_body">Understand that the results of all logical operations are Boolean values of either true or false
</text:p>
        </text:list-item>
        <text:list-item>
          <text:p text:style-name="Text_20_body">Understand that conditions using logical operations control the execution order of programs based on true or false conditions
</text:p>
        </text:list-item>
        <text:list-item>
          <text:p text:style-name="Text_20_body">Developing skills in correctly applying logical operations
</text:p>
        </text:list-item>
      </text:list>
      <text:h text:style-name="Heading_20_1" text:outline-level="1" text:is-list-header="false">
<text:bookmark-start text:name="OrgXref.orgc48467b"/>
<text:bookmark text:name="orgc48467b"/>Conditionals and If Statements
<text:bookmark-end text:name="OrgXref.orgc48467b"/></text:h>
      <text:h text:style-name="Heading_20_2_unnumbered" text:outline-level="2" text:is-list-header="true">
<text:bookmark-start text:name="OrgXref.org324d7db"/>
<text:bookmark text:name="org324d7db"/>If statements
<text:bookmark-end text:name="OrgXref.org324d7db"/></text:h>
      <text:list text:style-name="OrgBulletedList" text:continue-numbering="false">
        <text:list-item>
          <text:p text:style-name="Text_20_body">We have come cross <text:span text:style-name="Bold">if statements</text:span> in previous lessons.
</text:p>
        </text:list-item>
        <text:list-item>
          <text:p text:style-name="Text_20_body">If statements are like normal English language in that we can say, "if it is raining, I will bring my umbrella".
</text:p>
        </text:list-item>
        <text:list-item>
          <text:p text:style-name="Text_20_body">Those if statements are called <text:span text:style-name="Bold">conditionals</text:span>
</text:p>
        </text:list-item>
      </text:list>
      <text:list text:style-name="OrgDescriptionList" text:continue-numbering="false">
        <text:list-item>
          <text:p text:style-name="Text_20_body_20_bold">Example 1</text:p>
          <text:list text:style-name="OrgDescriptionList" text:continue-numbering="true">
            <text:list-item>
              <text:p text:style-name="Text_20_body">simple if statement
</text:p>
            </text:list-item>
          </text:list>
        </text:list-item>
      </text:list>
      <text:p text:style-name="OrgFixedWidthBlock">A = True</text:p>
      <text:p text:style-name="OrgFixedWidthBlock">B = False</text:p>
      <text:p text:style-name="OrgFixedWidthBlock"/>
      <text:p text:style-name="OrgFixedWidthBlock">if A:</text:p>
      <text:p text:style-name="OrgFixedWidthBlock"> <text:s text:c="3"/>print("A is true")</text:p>
      <text:p text:style-name="OrgFixedWidthBlock"/>
      <text:p text:style-name="OrgFixedWidthBlock">if B:</text:p>
      <text:p text:style-name="OrgFixedWidthBlockLastLine"> <text:s text:c="3"/>print("B is true")</text:p>
      <text:p text:style-name="OrgFixedWidthBlockLastLine"/>
      <text:list text:style-name="OrgDescriptionList" text:continue-numbering="false">
        <text:list-item>
          <text:p text:style-name="Text_20_body_20_bold">Example 2</text:p>
          <text:list text:style-name="OrgDescriptionList" text:continue-numbering="true">
            <text:list-item>
              <text:p text:style-name="Text_20_body">if … else… statement
</text:p>
            </text:list-item>
          </text:list>
        </text:list-item>
      </text:list>
      <text:p text:style-name="OrgFixedWidthBlock">A = True</text:p>
      <text:p text:style-name="OrgFixedWidthBlock">B = False</text:p>
      <text:p text:style-name="OrgFixedWidthBlock"/>
      <text:p text:style-name="OrgFixedWidthBlock">if A:</text:p>
      <text:p text:style-name="OrgFixedWidthBlock"> <text:s text:c="3"/>print("A is true")</text:p>
      <text:p text:style-name="OrgFixedWidthBlock">else:</text:p>
      <text:p text:style-name="OrgFixedWidthBlock"> <text:s text:c="3"/>print("A is false")</text:p>
      <text:p text:style-name="OrgFixedWidthBlock"/>
      <text:p text:style-name="OrgFixedWidthBlock">if B:</text:p>
      <text:p text:style-name="OrgFixedWidthBlock"> <text:s text:c="3"/>print("B is true")</text:p>
      <text:p text:style-name="OrgFixedWidthBlock">else:</text:p>
      <text:p text:style-name="OrgFixedWidthBlockLastLine"> <text:s text:c="3"/>print("B is false")</text:p>
      <text:p text:style-name="OrgFixedWidthBlockLastLine"/>
      <text:list text:style-name="OrgDescriptionList" text:continue-numbering="false">
        <text:list-item>
          <text:p text:style-name="Text_20_body_20_bold">Example 3</text:p>
          <text:list text:style-name="OrgDescriptionList" text:continue-numbering="true">
            <text:list-item>
              <text:p text:style-name="Text_20_body">if … elif… statement
</text:p>
            </text:list-item>
          </text:list>
        </text:list-item>
      </text:list>
      <text:p text:style-name="OrgFixedWidthBlock">A = True</text:p>
      <text:p text:style-name="OrgFixedWidthBlock">B = False</text:p>
      <text:p text:style-name="OrgFixedWidthBlock"/>
      <text:p text:style-name="OrgFixedWidthBlock">if A:</text:p>
      <text:p text:style-name="OrgFixedWidthBlock"> <text:s text:c="3"/>print("A is true")</text:p>
      <text:p text:style-name="OrgFixedWidthBlock">elif B:</text:p>
      <text:p text:style-name="OrgFixedWidthBlock"> <text:s text:c="3"/>print("B is true")</text:p>
      <text:p text:style-name="OrgFixedWidthBlock"/>
      <text:p text:style-name="OrgFixedWidthBlock">if B:</text:p>
      <text:p text:style-name="OrgFixedWidthBlock"> <text:s text:c="3"/>print("B is true")</text:p>
      <text:p text:style-name="OrgFixedWidthBlock">elif A:</text:p>
      <text:p text:style-name="OrgFixedWidthBlock"> <text:s text:c="3"/>print("A is true")</text:p>
      <text:p text:style-name="OrgFixedWidthBlock">else:</text:p>
      <text:p text:style-name="OrgFixedWidthBlockLastLine"> <text:s text:c="3"/>print("Both A and B are nore true")</text:p>
      <text:p text:style-name="OrgFixedWidthBlockLastLine"/>
      <text:list text:style-name="OrgDescriptionList" text:continue-numbering="false">
        <text:list-item>
          <text:p text:style-name="Text_20_body_20_bold">Example 4</text:p>
          <text:list text:style-name="OrgDescriptionList" text:continue-numbering="true">
            <text:list-item>
              <text:p text:style-name="Text_20_body">multiple conditions
</text:p>
            </text:list-item>
          </text:list>
        </text:list-item>
      </text:list>
      <text:p text:style-name="OrgFixedWidthBlock">A = True</text:p>
      <text:p text:style-name="OrgFixedWidthBlock">B = False</text:p>
      <text:p text:style-name="OrgFixedWidthBlock"/>
      <text:p text:style-name="OrgFixedWidthBlock">if A or B:</text:p>
      <text:p text:style-name="OrgFixedWidthBlock"> <text:s text:c="3"/>print("Eithe A or B is true")</text:p>
      <text:p text:style-name="OrgFixedWidthBlock">else:</text:p>
      <text:p text:style-name="OrgFixedWidthBlock"> <text:s text:c="3"/>print("None of A and B is true")</text:p>
      <text:p text:style-name="OrgFixedWidthBlock"/>
      <text:p text:style-name="OrgFixedWidthBlock">if A and B:</text:p>
      <text:p text:style-name="OrgFixedWidthBlock"> <text:s text:c="3"/>print("Both A and B are true")</text:p>
      <text:p text:style-name="OrgFixedWidthBlock">elif A:</text:p>
      <text:p text:style-name="OrgFixedWidthBlock"> <text:s text:c="3"/>print("A is true")</text:p>
      <text:p text:style-name="OrgFixedWidthBlock">else:</text:p>
      <text:p text:style-name="OrgFixedWidthBlockLastLine"> <text:s text:c="3"/>print("One of A and B is not true")</text:p>
      <text:p text:style-name="OrgFixedWidthBlockLastLine"/>
      <text:h text:style-name="Heading_20_2_unnumbered" text:outline-level="2" text:is-list-header="true">
<text:bookmark-start text:name="OrgXref.orgbd696fb"/>
<text:bookmark text:name="orgbd696fb"/>Conditionals and Comparison Operators
<text:bookmark-end text:name="OrgXref.orgbd696fb"/></text:h>
      <text:list text:style-name="OrgBulletedList" text:continue-numbering="false">
        <text:list-item>
          <text:p text:style-name="Text_20_body"><text:span text:style-name="Bold">Comparison operators</text:span> are operators used to answer questions like "Is A equal to B?", "Is C greater than D?" etc.
</text:p>
        </text:list-item>
        <text:list-item>
          <text:p text:style-name="Text_20_body">The following table contains the common comparison operators used in Python:
</text:p>
        </text:list-item>
      </text:list>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comparison operator</text:p>
              </table:table-cell>
              <table:table-cell table:style-name="OrgTblCellT">
                <text:p text:style-name="OrgTableContentsLeft">meaning</text:p>
              </table:table-cell>
            </table:table-row>
            <table:table-row>
              <table:table-cell table:style-name="OrgTblCell">
                <text:p text:style-name="OrgTableContentsLeft">==</text:p>
              </table:table-cell>
              <table:table-cell table:style-name="OrgTblCell">
                <text:p text:style-name="OrgTableContentsLeft">equals</text:p>
              </table:table-cell>
            </table:table-row>
            <table:table-row>
              <table:table-cell table:style-name="OrgTblCell">
                <text:p text:style-name="OrgTableContentsLeft">!=</text:p>
              </table:table-cell>
              <table:table-cell table:style-name="OrgTblCell">
                <text:p text:style-name="OrgTableContentsLeft">not equals</text:p>
              </table:table-cell>
            </table:table-row>
            <table:table-row>
              <table:table-cell table:style-name="OrgTblCell">
                <text:p text:style-name="OrgTableContentsLeft">&lt;</text:p>
              </table:table-cell>
              <table:table-cell table:style-name="OrgTblCell">
                <text:p text:style-name="OrgTableContentsLeft">less than</text:p>
              </table:table-cell>
            </table:table-row>
            <table:table-row>
              <table:table-cell table:style-name="OrgTblCell">
                <text:p text:style-name="OrgTableContentsLeft">&lt;=</text:p>
              </table:table-cell>
              <table:table-cell table:style-name="OrgTblCell">
                <text:p text:style-name="OrgTableContentsLeft">less or equal to</text:p>
              </table:table-cell>
            </table:table-row>
            <table:table-row>
              <table:table-cell table:style-name="OrgTblCell">
                <text:p text:style-name="OrgTableContentsLeft">&gt;</text:p>
              </table:table-cell>
              <table:table-cell table:style-name="OrgTblCell">
                <text:p text:style-name="OrgTableContentsLeft">greater than</text:p>
              </table:table-cell>
            </table:table-row>
            <table:table-row>
              <table:table-cell table:style-name="OrgTblCellB">
                <text:p text:style-name="OrgTableContentsLeft">&gt;=</text:p>
              </table:table-cell>
              <table:table-cell table:style-name="OrgTblCellB">
                <text:p text:style-name="OrgTableContentsLeft">greater or equal to</text:p>
              </table:table-cell>
            </table:table-row>
          </table:table-rows>
        </table:table>
      </text:section>
      <text:h text:style-name="Heading_20_2_unnumbered" text:outline-level="2" text:is-list-header="true">
<text:bookmark-start text:name="OrgXref.org515febe"/>
<text:bookmark text:name="org515febe"/>So how to write your own functions?
<text:bookmark-end text:name="OrgXref.org515febe"/></text:h>
      <text:list text:style-name="OrgBulletedList" text:continue-numbering="false">
        <text:list-item>
          <text:p text:style-name="Text_20_body">Identify the need! Will this function solve one problem? For example, will it draw a square so I can use it to draw 8 of them?
</text:p>
        </text:list-item>
        <text:list-item>
          <text:p text:style-name="Text_20_body">In Python, to define a function, you use the key word <text:span text:style-name="Bold">def</text:span>.  The following exmaple has a function named draw<text:span text:style-name="OrgSubscript">square</text:span>:
</text:p>
          <text:p text:style-name="OrgSrcBlock"><text:span text:style-name="OrgSrcFontLockKeywordFace">def</text:span><text:s/><text:span text:style-name="OrgSrcFontLockFunctionNameFace">draw_square</text:span>():</text:p>
          <text:p text:style-name="OrgSrcBlock"><text:s/><text:s/><text:s/><text:s/><text:span text:style-name="OrgSrcFontLockKeywordFace">for</text:span><text:s/>i<text:s/><text:span text:style-name="OrgSrcFontLockKeywordFace">in</text:span><text:s/><text:span text:style-name="OrgSrcFontLockBuiltinFace">range</text:span>(4):</text:p>
          <text:p text:style-name="OrgSrcBlock"><text:tab/>Tom.fd(100)</text:p>
          <text:p text:style-name="OrgSrcBlockLastLine"><text:tab/>Tom.left(90)</text:p>
        </text:list-item>
        <text:list-item>
          <text:p text:style-name="Text_20_body">Once a function is defined, you can <text:span text:style-name="Bold">call</text:span> the function using its name to perform the purpose the function is defined for:
</text:p>
          <text:p text:style-name="OrgSrcBlock"><text:span text:style-name="OrgSrcFontLockKeywordFace">def</text:span><text:s/><text:span text:style-name="OrgSrcFontLockFunctionNameFace">draw_square</text:span>():</text:p>
          <text:p text:style-name="OrgSrcBlock"><text:s/><text:s/><text:s/><text:s/><text:span text:style-name="OrgSrcFontLockKeywordFace">for</text:span><text:s/>i<text:s/><text:span text:style-name="OrgSrcFontLockKeywordFace">in</text:span><text:s/><text:span text:style-name="OrgSrcFontLockBuiltinFace">range</text:span>(4):</text:p>
          <text:p text:style-name="OrgSrcBlock"><text:tab/>Tom.fd(100)</text:p>
          <text:p text:style-name="OrgSrcBlock"><text:tab/>Tom.left(90)</text:p>
          <text:p text:style-name="OrgSrcBlock"/>
          <text:p text:style-name="OrgSrcBlock"><text:span text:style-name="OrgSrcFontLockKeywordFace">for</text:span><text:s/>i<text:s/><text:span text:style-name="OrgSrcFontLockKeywordFace">in</text:span><text:s/><text:span text:style-name="OrgSrcFontLockBuiltinFace">range</text:span>(8):</text:p>
          <text:p text:style-name="OrgSrcBlock"><text:s/><text:s/><text:s/><text:s/>draw_square()<text:s/><text:s/><text:s/><text:s/></text:p>
          <text:p text:style-name="OrgSrcBlockLastLine"><text:s/><text:s/><text:s/><text:s/>Tom.left(45)</text:p>
        </text:list-item>
      </text:list>
      <text:h text:style-name="Heading_20_2_unnumbered" text:outline-level="2" text:is-list-header="true">
<text:bookmark-start text:name="OrgXref.orgb0aeea3"/>
<text:bookmark text:name="orgb0aeea3"/>Functions with parameters
<text:bookmark-end text:name="OrgXref.orgb0aeea3"/></text:h>
      <text:list text:style-name="OrgBulletedList" text:continue-numbering="false">
        <text:list-item>
          <text:p text:style-name="Text_20_body">As we add functions to our code, we remove duplication.  This process is called "modular" programming. This is a good practice as it allows us to break down problems.
</text:p>
        </text:list-item>
        <text:list-item>
          <text:p text:style-name="Text_20_body">But the functions we have defined so far are not very flexible.  If we want to draw a  different size of square,  we need to write a new function.    
</text:p>
        </text:list-item>
        <text:list-item>
          <text:p text:style-name="Text_20_body">That is why we need to be able to give parameters, also called arguments, to the function. This way the variables in the function can have different values each time we call the function.
For example, the built-in forward function can have a parameter. We can move forward by 100 or 200 or -100! Tom.forward(100), Tom.forward(200) etc.
</text:p>
        </text:list-item>
        <text:list-item>
          <text:p text:style-name="Text_20_body">Even the turtle can be a parameter if we have more than one turtle in our code.
</text:p>
        </text:list-item>
        <text:list-item>
          <text:p text:style-name="Text_20_body">To improve our function, we added one parameter called <text:span text:style-name="Bold">length</text:span>
</text:p>
          <text:p text:style-name="OrgFixedWidthBlock">def draw_square(length):</text:p>
          <text:p text:style-name="OrgFixedWidthBlock"> <text:s text:c="3"/>for i in range(4):</text:p>
          <text:p text:style-name="OrgFixedWidthBlock"><text:tab/>Tom.fd(length)</text:p>
          <text:p text:style-name="OrgFixedWidthBlock"><text:tab/>Tom.left(90)</text:p>
          <text:p text:style-name="OrgFixedWidthBlock"/>
          <text:p text:style-name="OrgFixedWidthBlock">for i in range(8):</text:p>
          <text:p text:style-name="OrgFixedWidthBlock"> <text:s text:c="3"/>draw_square(100) <text:s text:c="3"/></text:p>
          <text:p text:style-name="OrgFixedWidthBlockLastLine"> <text:s text:c="3"/>Tom.left(45)</text:p>
          <text:list text:style-name="OrgBulletedList" text:continue-numbering="true">
            <text:list-item>
              <text:p text:style-name="Text_20_body">To improve our function even more, we added one more parameter called <text:span text:style-name="Bold">turtleName</text:span>. Notice how the order of parameters when calling the function!
</text:p>
              <text:p text:style-name="OrgFixedWidthBlock">def draw_square(length, turtleName):</text:p>
              <text:p text:style-name="OrgFixedWidthBlock"> <text:s text:c="3"/>for i in range(4):</text:p>
              <text:p text:style-name="OrgFixedWidthBlock"><text:tab/>turtleName.fd(length)</text:p>
              <text:p text:style-name="OrgFixedWidthBlock"><text:tab/>turtleName.left(90)</text:p>
              <text:p text:style-name="OrgFixedWidthBlock"/>
              <text:p text:style-name="OrgFixedWidthBlock">for i in range(8):</text:p>
              <text:p text:style-name="OrgFixedWidthBlock"> <text:s text:c="3"/>draw_square(100, Tom) <text:s text:c="3"/></text:p>
              <text:p text:style-name="OrgFixedWidthBlockLastLine"> <text:s text:c="3"/>Tom.left(45)</text:p>
            </text:list-item>
            <text:list-item>
              <text:p text:style-name="Text_20_body">You can add as many parameters as needed. Just make sure when you call the function, you have the same number of parameters and in the same oder.
</text:p>
            </text:list-item>
          </text:list>
        </text:list-item>
      </text:list>
      <text:h text:style-name="Heading_20_2_unnumbered" text:outline-level="2" text:is-list-header="true">
<text:bookmark-start text:name="OrgXref.org244a7d1"/>
<text:bookmark text:name="org244a7d1"/>Your Tasks - screenshot your finished code and upload
<text:bookmark-end text:name="OrgXref.org244a7d1"/></text:h>
      <text:p text:style-name="Text_20_body">Launch IDLE on your PC and create a new python file in the code editor for the two tasks below.
</text:p>
      <text:list text:style-name="OrgDescriptionList" text:continue-numbering="false">
        <text:list-item>
          <text:p text:style-name="Text_20_body_20_bold">Task 1</text:p>
          <text:list text:style-name="OrgDescriptionList" text:continue-numbering="true">
            <text:list-item>
              <text:p text:style-name="Text_20_body">define a function called <text:span text:style-name="Bold">draw_pentagon</text:span> and call it in a loop to draw 5 evenly spaced pentagon along a horizontal line
</text:p>
            </text:list-item>
          </text:list>
        </text:list-item>
        <text:list-item>
          <text:p text:style-name="Text_20_body_20_bold">Task 2</text:p>
          <text:list text:style-name="OrgDescriptionList" text:continue-numbering="true">
            <text:list-item>
              <text:p text:style-name="Text_20_body">define a function called <text:span text:style-name="Bold">draw_hexagon</text:span> with two parameters, one for length, one for colour. Draw a shape like below:
</text:p>
            </text:list-item>
          </text:list>
        </text:list-item>
        <text:list-item>
          <text:p text:style-name="Text_20_body_20_bold">Extension Task</text:p>
          <text:list text:style-name="OrgDescriptionList" text:continue-numbering="true">
            <text:list-item>
              <text:p text:style-name="Text_20_body">define a function with two parameters (length and sides) that can draw a shape with as many number of equal sides as it needs to be (more than two) and at any length and create a image like below:
</text:p>
            </text:list-item>
          </text:list>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BuiltinFace" style:family="text">
      <style:text-properties fo:color="#b0c4de"/>
    </style:style>
    <style:style style:name="OrgSrcBlock" style:family="paragraph" style:parent-style-name="Preformatted_20_Text">
      <style:paragraph-properties fo:background-color="#000000" fo:padding="0.049cm" fo:border="0.51pt solid #000000" style:shadow="none">
        <style:background-image/>
      </style:paragraph-properties>
      <style:text-properties fo:color="#f5deb3"/>
    </style:style>
    <style:style style:name="OrgSrcFontLockFunctionNameFace" style:family="text">
      <style:text-properties fo:color="#98fb98"/>
    </style:style>
    <style:style style:name="OrgSrcFontLockKeywordFace" style:family="text">
      <style:text-properties fo:color="#ffffff"/>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X Ellis</dc:creator>
    <meta:initial-creator>X Ellis</meta:initial-creator>
    <dc:date>2021-08-03T15:33:15</dc:date>
    <meta:creation-date>2021-08-03T15:33:15</meta:creation-date>
    <meta:generator>Emacs 27.2 (Org mode 9.4.4)</meta:generator>
    <meta:keyword/>
    <dc:subject/>
    <dc:title>Topic 4 - If Only Logical</dc:title>
  </office:meta>
</office:document-meta>
</file>